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d063f" officeooo:paragraph-rsid="00169367"/>
    </style:style>
    <style:style style:name="P4" style:family="paragraph" style:parent-style-name="Table_20_Contents">
      <style:text-properties officeooo:rsid="000ecb4d" officeooo:paragraph-rsid="000ecb4d"/>
    </style:style>
    <style:style style:name="P5" style:family="paragraph" style:parent-style-name="Table_20_Contents">
      <style:text-properties officeooo:rsid="0013e46b" officeooo:paragraph-rsid="0013e46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text-properties officeooo:rsid="00172944" officeooo:paragraph-rsid="00172944"/>
    </style:style>
    <style:style style:name="P8" style:family="paragraph" style:parent-style-name="Table_20_Contents" style:list-style-name="L1">
      <style:text-properties officeooo:rsid="00129b6e" officeooo:paragraph-rsid="00129b6e"/>
    </style:style>
    <style:style style:name="P9" style:family="paragraph" style:parent-style-name="Table_20_Contents" style:list-style-name="L1">
      <style:text-properties officeooo:rsid="00129b6e" officeooo:paragraph-rsid="0015de38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officeooo:paragraph-rsid="001905b3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Azione_20_attore" style:list-style-name="Numerazione_20_UC">
      <style:text-properties officeooo:rsid="0015de38" officeooo:paragraph-rsid="0015de38"/>
    </style:style>
    <style:style style:name="P13" style:family="paragraph" style:parent-style-name="Azione_20_attore">
      <style:text-properties officeooo:rsid="0015de38" officeooo:paragraph-rsid="0015de38"/>
    </style:style>
    <style:style style:name="P14" style:family="paragraph" style:parent-style-name="Azione_20_sistema" style:list-style-name="Numerazione_20_UC">
      <style:text-properties officeooo:rsid="0015de38" officeooo:paragraph-rsid="0015de38"/>
    </style:style>
    <style:style style:name="P15" style:family="paragraph" style:parent-style-name="Azione_20_sistema">
      <style:text-properties officeooo:rsid="0015de38" officeooo:paragraph-rsid="0015de38"/>
    </style:style>
    <style:style style:name="T1" style:family="text">
      <style:text-properties officeooo:rsid="00115ebb"/>
    </style:style>
    <style:style style:name="T2" style:family="text">
      <style:text-properties officeooo:rsid="00146dcc"/>
    </style:style>
    <style:style style:name="T3" style:family="text">
      <style:text-properties officeooo:rsid="0015de38"/>
    </style:style>
    <style:style style:name="T4" style:family="text">
      <style:text-properties officeooo:rsid="000e21d8"/>
    </style:style>
    <style:style style:name="T5" style:family="text">
      <style:text-properties officeooo:rsid="0015e3fc"/>
    </style:style>
    <style:style style:name="T6" style:family="text">
      <style:text-properties fo:font-weight="bold" officeooo:rsid="0015e3fc" style:font-weight-asian="bold" style:font-weight-complex="bold"/>
    </style:style>
    <style:style style:name="T7" style:family="text">
      <style:text-properties officeooo:rsid="00169367"/>
    </style:style>
    <style:style style:name="T8" style:family="text">
      <style:text-properties officeooo:rsid="00172944"/>
    </style:style>
    <style:style style:name="T9" style:family="text">
      <style:text-properties officeooo:rsid="001905b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Modifica dati utente da parte di impiega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8">Personale</text:span>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Autenticazione</text:span> effettuata con i rel<text:span text:style-name="T1">a</text:span>tivi permessi di visualizzazioni dati personali</text:p>
            <text:p text:style-name="P3"><text:span text:style-name="T3">L'impiegato </text:span><text:span text:style-name="T7">visualizza</text:span><text:span text:style-name="T3"> l'elenco </text:span><text:span text:style-name="T7">degli utenti di una categoria selezionata</text:span><text:span text:style-name="T3"> </text:span><text:span text:style-name="T5">(</text:span><text:span text:style-name="T6">include</text:span><text:span text:style-name="T5"> ImpiegatoVisualizzaUtentePerCategoria)</text:span><text:span text:style-name="T3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8">i</text:span></text:p>
          </table:table-cell>
          <table:table-cell table:style-name="Tabella33.B2" office:value-type="string">
            <text:list xml:id="list43196803" text:style-name="Numerazione_20_UC">
              <text:list-item>
                <text:p text:style-name="P12"><text:span text:style-name="T8">I</text:span>mpiegato sceglie <text:span text:style-name="T5">l'utente di cui vuole modificare i dati.</text:span></text:p>
                <text:p text:style-name="P14"/>
              </text:list-item>
              <text:list-item>
                <text:p text:style-name="P15">Il sistema <text:span text:style-name="T5">mostra tutti i dati contenuti nella scheda</text:span>.</text:p>
                <text:p text:style-name="P13"/>
              </text:list-item>
              <text:list-item>
                <text:p text:style-name="P12"><text:s/>L'impiegato modifica i dat<text:span text:style-name="T5">i che necessitavano modifiche</text:span> e clicca sul bottone conferma modifica.</text:p>
                <text:p text:style-name="P14"/>
              </text:list-item>
              <text:list-item>
                <text:p text:style-name="P15">Il sistema apporta la modifica e segnala all'impiegato “modifica avvenuta con successo”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<text:span text:style-name="T3">applica le modifiche </text:span>richiest<text:span text:style-name="T3">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76808" text:style-name="L1">
              <text:list-item>
                <text:p text:style-name="P8">La lista degli utenti iscritti potrebbe essere vuota, il sistema, quindi mostra una nuova pagina “non ci sono utenti iscritti per questa categoria”.</text:p>
              </text:list-item>
              <text:list-item>
                <text:p text:style-name="P9"><text:span text:style-name="T3">L'impiegato non può modificare i dati essenziali quali: </text:span><text:span text:style-name="T4">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Velocità di caricamento <text:span text:style-name="T2">dei dati non superiore ai 7 secondi.</text:span></text:p>
          </table:table-cell>
        </table:table-row>
      </table:table>
      <text:p text:style-name="P10"/>
      <text:p text:style-name="P11"><text:span text:style-name="T9">UC_A_45 Impiegato modifica dati di un ut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0</meta:editing-cycles>
    <meta:generator>LibreOffice/3.6$Windows_x86 LibreOffice_project/da8c1e6-fd468f4-454e206-f42a4a9-143cfd</meta:generator>
    <dc:date>2012-10-22T23:05:09.39</dc:date>
    <meta:document-statistic meta:table-count="1" meta:image-count="0" meta:object-count="0" meta:page-count="1" meta:paragraph-count="22" meta:word-count="162" meta:character-count="1122" meta:non-whitespace-character-count="987"/>
  </office:meta>
</office:document-meta>
</file>